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b00e" officeooo:paragraph-rsid="001cb00e"/>
    </style:style>
    <style:style style:name="P2" style:family="paragraph" style:parent-style-name="Standard">
      <style:text-properties officeooo:rsid="002011a4" officeooo:paragraph-rsid="002011a4"/>
    </style:style>
    <style:style style:name="P3" style:family="paragraph" style:parent-style-name="Standard">
      <style:text-properties officeooo:rsid="00216ec3" officeooo:paragraph-rsid="00216ec3"/>
    </style:style>
    <style:style style:name="P4" style:family="paragraph" style:parent-style-name="Standard">
      <style:text-properties officeooo:rsid="00223215" officeooo:paragraph-rsid="00223215"/>
    </style:style>
    <style:style style:name="P5" style:family="paragraph" style:parent-style-name="Standard">
      <style:text-properties fo:font-weight="bold" officeooo:rsid="00244431" officeooo:paragraph-rsid="00244431" style:font-weight-asian="bold" style:font-weight-complex="bold"/>
    </style:style>
    <style:style style:name="P6" style:family="paragraph" style:parent-style-name="Standard">
      <style:text-properties fo:font-weight="normal" officeooo:rsid="002576f3" officeooo:paragraph-rsid="002576f3" style:font-weight-asian="normal" style:font-weight-complex="normal"/>
    </style:style>
    <style:style style:name="P7" style:family="paragraph" style:parent-style-name="Standard">
      <style:text-properties fo:font-weight="normal" officeooo:rsid="00260502" officeooo:paragraph-rsid="00260502" style:font-weight-asian="normal" style:font-weight-complex="normal"/>
    </style:style>
    <style:style style:name="P8" style:family="paragraph" style:parent-style-name="Standard" style:list-style-name="L1">
      <style:text-properties officeooo:rsid="001edb44" officeooo:paragraph-rsid="001edb44"/>
    </style:style>
    <style:style style:name="P9" style:family="paragraph" style:parent-style-name="Standard" style:list-style-name="L1">
      <style:text-properties officeooo:rsid="002011a4" officeooo:paragraph-rsid="002011a4"/>
    </style:style>
    <style:style style:name="P10" style:family="paragraph" style:parent-style-name="Standard" style:list-style-name="L2">
      <style:text-properties officeooo:rsid="002011a4" officeooo:paragraph-rsid="002011a4"/>
    </style:style>
    <style:style style:name="P11" style:family="paragraph" style:parent-style-name="Standard" style:list-style-name="L3">
      <style:text-properties officeooo:rsid="00223215" officeooo:paragraph-rsid="00223215"/>
    </style:style>
    <style:style style:name="P12" style:family="paragraph" style:parent-style-name="Standard" style:list-style-name="L3">
      <style:text-properties officeooo:rsid="0022c673" officeooo:paragraph-rsid="0022c673"/>
    </style:style>
    <style:style style:name="P13" style:family="paragraph" style:parent-style-name="Standard">
      <style:text-properties fo:font-weight="normal" officeooo:rsid="00260502" officeooo:paragraph-rsid="00223215" style:font-weight-asian="normal" style:font-weight-complex="normal"/>
    </style:style>
    <style:style style:name="T1" style:family="text">
      <style:text-properties officeooo:rsid="001eb111"/>
    </style:style>
    <style:style style:name="T2" style:family="text">
      <style:text-properties officeooo:rsid="002011a4"/>
    </style:style>
    <style:style style:name="T3" style:family="text">
      <style:text-properties officeooo:rsid="0022c673"/>
    </style:style>
    <style:style style:name="T4" style:family="text">
      <style:text-properties officeooo:rsid="0026810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EPURACIÓN DE SAD-WEB, SAD-WEB-ADMIN Y SAD-DAV</text:p>
      <text:p text:style-name="P1"/>
      <text:p text:style-name="P1">Basado en los siguientes artículos de la web:</text:p>
      <text:p text:style-name="P1"><text:a xlink:type="simple" xlink:href="http://stackoverflow.com/questions/516196/jboss-debugging-in-eclipse">http://stackoverflow.com/questions/516196/jboss-debugging-in-eclipse</text:a></text:p>
      <text:p text:style-name="P1"><text:a xlink:type="simple" xlink:href="http://stackoverflow.com/questions/14896152/how-to-build-and-run-maven-projects-after-importing-into-eclipse-ide">http://stackoverflow.com/questions/14896152/how-to-build-and-run-maven-projects-after-importing-into-eclipse-ide</text:a></text:p>
      <text:p text:style-name="P1"/>
      <text:p text:style-name="P1">Basicamente hay que realizar dos operaciones para poder depurar una instancia de agata utilizando eclipse.</text:p>
      <text:p text:style-name="P1">Lo primero que hay que hacer es modificar el script de arranque del jboss como se indica en el primero de los dos enlaces. La modificación consiste en añadir un puerto de escucha que será al que se conecte el eclipse. Esto se configura utilizando la variable JAVA_OPTS y debe quedar similar a la siguiente:</text:p>
      <text:p text:style-name="P1">JAVA_OPTS=" -Xdebug -Xnoagent -Xrunjdwp:transport=dt_socket,address=8787,server=y,suspend=n -Xms1024m -Xmx2048m <text:s/>-XX:PermSize=256m -XX:MaxPermSize=2048m -Dsun.rmi.dgc.client.gcInterval=3600000 -Dsun.rmi.dgc.server.gcInterval=3600000 $JAVA_OPTS" </text:p>
      <text:p text:style-name="P1">export JAVA_OPTS </text:p>
      <text:p text:style-name="P1"/>
      <text:p text:style-name="P1">Posteriormente, el proyecto hay que importarlo correctamente en eclipse, para que seamos capaces de compilarlo y por tanto depurar en tiempo real visualizando las clases y métodos que se van ejecutando. Al ser un proyecto que está mavenizado hay que importarlo utilizando tal opción de eclipse. Para eclipse <text:span text:style-name="T1">Kepler es necesario seguir los siguientes pasos para importar el proyecto adecuadamente:</text:span></text:p>
      <text:list xml:id="list1245393551864172067" text:style-name="L1">
        <text:list-item>
          <text:p text:style-name="P8">Selección la opción Import en el menú File</text:p>
        </text:list-item>
        <text:list-item>
          <text:p text:style-name="P8">En el popup mostrado seleccione la opción Maven =&gt; Existing Maven Projects y pulse en Next</text:p>
        </text:list-item>
        <text:list-item>
          <text:p text:style-name="P8">En la siguiente ventana mostrada pulse en el botón “Browse” y seleccione la carpeta en la que ha descargado el código fuente de AGATAv2. En dicha carpeta debe residir el fichero pom.xml principal</text:p>
        </text:list-item>
        <text:list-item>
          <text:p text:style-name="P8">En esta misma ventana pulse el botón “Select All” <text:span text:style-name="T2">y posteriormente “Next”</text:span></text:p>
        </text:list-item>
        <text:list-item>
          <text:p text:style-name="P9">En la siguiente ventana mostrada pulsar el botón “Finish”</text:p>
        </text:list-item>
      </text:list>
      <text:p text:style-name="P2"/>
      <text:p text:style-name="P2">Una vez importado el proyecto en eclipse es necesario establecer la configuración de depuración que vayamos a utilizar en eclipse. Para ello siga los siguientes pasos:</text:p>
      <text:list xml:id="list2606226138909990235" text:style-name="L2">
        <text:list-item>
          <text:p text:style-name="P10">Pulsar en el menú “Run” opcion “Debug Configurations...”</text:p>
        </text:list-item>
        <text:list-item>
          <text:p text:style-name="P10">En la ventana mostrada hacer doble clic en la opción “Remote Java Application”, se añadirá un nuevo item en el árbol con el nombre “New_configuration”</text:p>
        </text:list-item>
        <text:list-item>
          <text:p text:style-name="P10">En el frame de configuración de esta entrada editar los campos indicados a continuación con los siguientes valores:</text:p>
          <text:list>
            <text:list-item>
              <text:p text:style-name="P10">Name: depuracion_sad</text:p>
            </text:list-item>
            <text:list-item>
              <text:p text:style-name="P10">Project: sad-web</text:p>
            </text:list-item>
            <text:list-item>
              <text:p text:style-name="P10">Connection Type: Standard (Socket Attach)</text:p>
            </text:list-item>
            <text:list-item>
              <text:p text:style-name="P10">Host: establecer la IP de la máquina en la que está instalado el jboss que queremos depurar</text:p>
            </text:list-item>
            <text:list-item>
              <text:p text:style-name="P10">Port: establecer el puerto que hemos configurado en las JAVA_OPTS del Jboss contra el que queremos depurar, si hemos seguido las instrucciones de este manual será el puerto 8787</text:p>
            </text:list-item>
            <text:list-item>
              <text:p text:style-name="P10">Pulsar en el botón “Debug” para comenzar con la depuración y esta comenzaráf</text:p>
            </text:list-item>
          </text:list>
        </text:list-item>
      </text:list>
      <text:p text:style-name="P2"/>
      <text:p text:style-name="P2">Una vez configurada la “Debug Configuration” ésta estará siempre disponible en el menú “Debug” de eclipse</text:p>
      <text:p text:style-name="P2"><text:soft-page-break/></text:p>
      <text:p text:style-name="P3">Si en algún momento de la depuración eclipse nos dice que no encuentra el código fuente de las clases que estamos depurando bastará con añadirlas pulsando en el botón “Edit Source Lookup Path”, posteriormente en el botón “Add” del pop-up mostrado, seleccionando “Java Project” a continuación, boton “Ok”, botón “Select All”, botón “Ok” y botón “Ok” de nuevo</text:p>
      <text:p text:style-name="P3"/>
      <text:p text:style-name="P4">Siguiendo estas instrucciones puede comprobarse como eclipse detiene las ejecuciones del servidor cuando probamos a logarnos en sad-web, <text:span text:style-name="T3">sad-dav</text:span> y sad-web-admin con los siguientes puntos de interrupción establecidos:</text:p>
      <text:list xml:id="list7889723237562261281" text:style-name="L3">
        <text:list-item>
          <text:p text:style-name="P11">clase AccesoFallidoServiceImpl en el método getFailedAccess</text:p>
        </text:list-item>
        <text:list-item>
          <text:p text:style-name="P11">clase AccesoUsuarioServiceImpl en el método saveWithNoRoles</text:p>
        </text:list-item>
        <text:list-item>
          <text:p text:style-name="P11">clase NewSessionFilter en el método do Filter</text:p>
        </text:list-item>
        <text:list-item>
          <text:p text:style-name="P12">clase SadDavServlet en el método dumpRequest</text:p>
        </text:list-item>
      </text:list>
      <text:p text:style-name="P4"/>
      <text:p text:style-name="P4"/>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13:48:57.705412607</meta:creation-date>
    <dc:date>2015-06-18T09:48:11.762558996</dc:date>
    <meta:editing-duration>PT3H38M50S</meta:editing-duration>
    <meta:editing-cycles>9</meta:editing-cycles>
    <meta:generator>LibreOffice/4.2.8.2$Linux_X86_64 LibreOffice_project/420m0$Build-2</meta:generator>
    <meta:document-statistic meta:table-count="0" meta:image-count="0" meta:object-count="0" meta:page-count="2" meta:paragraph-count="31" meta:word-count="527" meta:character-count="3624" meta:non-whitespace-character-count="3143"/>
  </office:meta>
</office:document-meta>
</file>